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9d36"/>
    </style:style>
    <style:style style:name="T1" style:family="text">
      <style:text-properties officeooo:rsid="00073863"/>
    </style:style>
    <style:style style:name="T2" style:family="text">
      <style:text-properties officeooo:rsid="00079d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name: <text:span text:style-name="T2">InvokeWindows</text:span><text:line-break/>  hosts: <text:span text:style-name="T1">106.197.39.166</text:span><text:line-break/>  tasks:<text:line-break/>    - name: <text:span text:style-name="T2">InvokeWindows</text:span><text:line-break/>      ansible.windows.win_copy:<text:line-break/>        src: /home/dinesh/<text:span text:style-name="T2">Documents</text:span>/<text:span text:style-name="T2">hello5</text:span>.txt<text:line-break/>        dest: C:\<text:line-break/>        remote_src: false<text:line-break/>        backup: true<text:line-break/>        force: tru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1:12:26.830065321</meta:creation-date>
    <dc:date>2024-04-06T01:20:41.416287878</dc:date>
    <meta:editing-duration>PT8M1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20" meta:character-count="244" meta:non-whitespace-character-count="171"/>
  </office:meta>
</office:document-meta>
</file>